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380000041DD26BAE66AF5CF322.png" manifest:media-type="image/png"/>
  <manifest:file-entry manifest:full-path="Pictures/10000201000007380000041D75B48D6D4E3BAB06.png" manifest:media-type="image/png"/>
  <manifest:file-entry manifest:full-path="Pictures/10000201000007380000041D0C3EBE09AC448034.png" manifest:media-type="image/png"/>
  <manifest:file-entry manifest:full-path="Pictures/10000201000007380000041D5343C76DBBBC06A1.png" manifest:media-type="image/png"/>
  <manifest:file-entry manifest:full-path="Pictures/10000201000007380000041DB7331A57AD2F5924.png" manifest:media-type="image/png"/>
  <manifest:file-entry manifest:full-path="Pictures/10000201000007380000041D68D16BC47A00039B.png" manifest:media-type="image/png"/>
  <manifest:file-entry manifest:full-path="Pictures/10000201000007380000041DC928DCFDFED38AF1.png" manifest:media-type="image/png"/>
  <manifest:file-entry manifest:full-path="Pictures/10000201000007380000041D7CA0B3C080962CEE.png" manifest:media-type="image/png"/>
  <manifest:file-entry manifest:full-path="Pictures/10000201000007380000041DBB98F9E430098F23.png" manifest:media-type="image/png"/>
  <manifest:file-entry manifest:full-path="Pictures/10000201000007380000041D5F8DC8A3756ACA40.png" manifest:media-type="image/png"/>
  <manifest:file-entry manifest:full-path="Pictures/1000000000000318000000EE635A3129992EB52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5.8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ce181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T1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829cm" svg:x="1.537cm" svg:y="6.293cm" presentation:class="subtitle" presentation:user-transformed="true">
          <draw:text-box>
            <text:p><text:span text:style-name="T1">Demo of Garden Class using Playspace</text:span></text:p>
          </draw:text-box>
        </draw:frame>
        <draw:frame draw:style-name="gr1" draw:text-style-name="P2" draw:layer="layout" svg:width="20.954cm" svg:height="6.296cm" svg:x="3.302cm" svg:y="0.8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2" draw:text-style-name="P3" draw:layer="layout" svg:width="6.096cm" svg:height="1.673cm" svg:x="10.706cm" svg:y="13.654cm">
          <draw:text-box>
            <text:p>https://valueflo.ws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463cm" svg:height="15.649cm" svg:x="0.2cm" svg:y="0.254cm">
          <draw:image xlink:href="Pictures/10000201000007380000041DBB98F9E430098F2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432cm" svg:height="15.631cm" svg:x="0.254cm" svg:y="0cm">
          <draw:image xlink:href="Pictures/10000201000007380000041DC928DCFDFED38AF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639cm" svg:height="15.749cm" svg:x="2.499cm" svg:y="-0.401cm">
          <draw:image xlink:href="Pictures/10000201000007380000041D7CA0B3C080962CE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131cm" svg:height="15.46cm" svg:x="0.254cm" svg:y="0.29cm">
          <draw:image xlink:href="Pictures/10000201000007380000041D68D16BC47A00039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111cm" svg:height="15.448cm" svg:x="0.575cm" svg:y="0.302cm">
          <draw:image xlink:href="Pictures/10000201000007380000041D5F8DC8A3756ACA4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157cm" svg:height="15.474cm" svg:x="0.508cm" svg:y="0.254cm">
          <draw:image xlink:href="Pictures/10000201000007380000041D5343C76DBBBC06A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167cm" svg:height="15.48cm" svg:x="0.254cm" svg:y="0.27cm">
          <draw:image xlink:href="Pictures/10000201000007380000041D0C3EBE09AC44803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372cm" svg:height="15.597cm" svg:x="0.254cm" svg:y="0.105cm">
          <draw:image xlink:href="Pictures/10000201000007380000041DB7331A57AD2F592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178cm" svg:height="15.486cm" svg:x="0.254cm" svg:y="0.153cm">
          <draw:image xlink:href="Pictures/10000201000007380000041D75B48D6D4E3BAB0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32cm" svg:height="15.567cm" svg:x="0.366cm" svg:y="0cm">
          <draw:image xlink:href="Pictures/10000201000007380000041DD26BAE66AF5CF32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4:01:04.947178634</meta:creation-date>
    <dc:date>2022-10-12T07:57:25.424980729</dc:date>
    <meta:editing-duration>PT11H39M53S</meta:editing-duration>
    <meta:editing-cycles>59</meta:editing-cycles>
    <meta:generator>LibreOffice/6.4.7.2$Linux_X86_64 LibreOffice_project/40$Build-2</meta:generator>
    <meta:print-date>2020-11-09T17:08:22.419629491</meta:print-date>
    <meta:document-statistic meta:object-count="60"/>
  </office:meta>
</office:document-meta>
</file>